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91d74" draw:fill-color="#bcaed5" draw:textarea-horizontal-align="justify" draw:textarea-vertical-align="middle" draw:auto-grow-height="false" fo:min-height="3.25cm" fo:min-width="9.1cm"/>
    </style:style>
    <style:style style:name="gr2" style:family="graphic" style:parent-style-name="standard">
      <style:graphic-properties svg:stroke-color="#1c052e" draw:fill-color="#512480" draw:textarea-horizontal-align="justify" draw:textarea-vertical-align="middle" draw:auto-grow-height="false" fo:min-height="0.602cm" fo:min-width="2.6cm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3.25cm" fo:min-width="9.1cm"/>
    </style:style>
    <style:style style:name="gr4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1.5cm"/>
    </style:style>
    <style:style style:name="gr5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0.433cm"/>
    </style:style>
    <style:style style:name="gr6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1.065cm"/>
    </style:style>
    <style:style style:name="gr7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1.999cm"/>
    </style:style>
    <style:style style:name="gr8" style:family="graphic" style:parent-style-name="standard">
      <style:graphic-properties svg:stroke-color="#111111" draw:fill-color="#666666" draw:textarea-horizontal-align="justify" draw:textarea-vertical-align="middle" draw:auto-grow-height="false" fo:min-height="0.35cm" fo:min-width="1.35cm"/>
    </style:style>
    <style:style style:name="gr9" style:family="graphic" style:parent-style-name="standard">
      <style:graphic-properties svg:stroke-color="#ba131a" draw:fill-color="#ed1c24" draw:textarea-horizontal-align="justify" draw:textarea-vertical-align="middle" draw:auto-grow-height="false" fo:min-height="0.24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bcaed5"/>
      <style:paragraph-properties fo:margin-left="0.5cm" fo:margin-right="0cm" fo:text-align="start" fo:text-indent="0cm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512480"/>
      <style:paragraph-properties fo:text-align="center"/>
      <style:text-properties fo:color="#ffffff" fo:font-size="14pt" style:font-size-asian="16pt" style:font-size-complex="16pt"/>
    </style:style>
    <style:style style:name="P5" style:family="paragraph">
      <style:paragraph-properties fo:text-align="center">
        <style:tab-stops>
          <style:tab-stop style:position="1.734cm"/>
        </style:tab-stops>
      </style:paragraph-properties>
    </style:style>
    <style:style style:name="P6" style:family="paragraph">
      <loext:graphic-properties draw:fill-color="#512480"/>
      <style:paragraph-properties fo:text-align="center">
        <style:tab-stops>
          <style:tab-stop style:position="1.734cm"/>
        </style:tab-stops>
      </style:paragraph-properties>
      <style:text-properties fo:color="#ffffff" fo:font-size="14pt" style:font-size-asian="16pt" style:font-size-complex="16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666666"/>
      <style:paragraph-properties fo:text-align="center"/>
      <style:text-properties fo:color="#ffffff" fo:font-size="12pt" style:font-size-asian="16pt" style:font-size-complex="16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bcaed5"/>
      <style:paragraph-properties fo:margin-left="0cm" fo:margin-right="0cm" fo:text-align="center" fo:text-indent="0cm"/>
      <style:text-properties fo:color="#000000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ed1c24"/>
      <style:paragraph-properties fo:text-align="center"/>
      <style:text-properties fo: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ffffff" fo:font-size="14pt" style:font-size-asian="16pt" style:font-size-complex="16pt"/>
    </style:style>
    <style:style style:name="T3" style:family="text">
      <style:text-properties fo:color="#ffffff" fo:font-size="12pt" style:font-size-asian="16pt" style:font-size-complex="1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Psychology" svg:width="9.6cm" svg:height="3.5cm" svg:x="2.9cm" svg:y="2.8cm">
          <text:p text:style-name="P1"><text:span text:style-name="T1">Psychology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PsychologyLabels" svg:width="3.1cm" svg:height="0.852cm" svg:x="9.2cm" svg:y="3.122cm">
          <text:p text:style-name="P3"><text:span text:style-name="T2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PsychologyLabels" svg:width="3.1cm" svg:height="0.852cm" svg:x="9.2cm" svg:y="4.124cm">
          <text:p text:style-name="P3"><text:span text:style-name="T2">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" draw:id="id1" draw:layer="PsychologyLabels" svg:width="3.1cm" svg:height="0.852cm" svg:x="9.2cm" svg:y="5.126cm">
          <text:p text:style-name="P5"><text:span text:style-name="T2">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ocomotion" svg:width="9.6cm" svg:height="3.5cm" svg:x="2.9cm" svg:y="6.5cm">
          <text:p text:style-name="P3">Locomotion 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" draw:id="id3" draw:layer="LocomotionLabels" svg:width="2cm" svg:height="0.6cm" svg:x="3.05cm" svg:y="9.3cm">
          <text:p text:style-name="P3"><text:span text:style-name="T3">make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ocomotionLabels" svg:width="0.933cm" svg:height="0.6cm" svg:x="5.164cm" svg:y="9.3cm">
          <text:p text:style-name="P3"><text:span text:style-name="T3">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ocomotionLabels" svg:width="1.565cm" svg:height="0.6cm" svg:x="8.823cm" svg:y="9.3cm">
          <text:p text:style-name="P3"><text:span text:style-name="T3">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ocomotionLabels" svg:width="2.499cm" svg:height="0.6cm" svg:x="6.211cm" svg:y="9.3cm">
          <draw:glue-point draw:id="4" svg:x="4.961cm" svg:y="-5cm" draw:escape-direction="right"/>
          <text:p text:style-name="P3"><text:span text:style-name="T3">swapAg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ocomotionLabels" svg:width="1.85cm" svg:height="0.6cm" svg:x="10.5cm" svg:y="9.3cm">
          <text:p text:style-name="P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PsychologyCentered" svg:width="9.6cm" svg:height="3.5cm" svg:x="2.9cm" svg:y="2.8cm">
          <text:p text:style-name="P9"><text:span text:style-name="T1">Psychology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PsychologyLabels" svg:width="0.7cm" svg:height="0.7cm" svg:x="8.4cm" svg:y="3.198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draw:layer="PsychologyLabels" svg:width="0.7cm" svg:height="0.7cm" svg:x="8.401cm" svg:y="4.2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draw:layer="PsychologyLabels" svg:width="0.7cm" svg:height="0.7cm" svg:x="8.402cm" svg:y="5.202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3" draw:layer="Arrows" draw:type="curve" svg:x1="10.75cm" svg:y1="5.978cm" svg:x2="8.699cm" svg:y2="9.3cm" draw:start-shape="id1" draw:start-glue-point="2" draw:end-shape="id2" draw:end-glue-point="4" svg:d="M10750 5978c0 2215-683 3322-2051 3322" svg:viewBox="0 0 2052 3323">
          <text:p/>
        </draw:connector>
        <draw:connector draw:style-name="gr10" draw:text-style-name="P13" draw:layer="Arrows" draw:type="curve" draw:line-skew="-0.239cm" svg:x1="10.75cm" svg:y1="5.978cm" svg:x2="4.05cm" svg:y2="9.3cm" draw:start-shape="id1" draw:start-glue-point="2" draw:end-shape="id3" svg:d="M10750 5978c0 2133-6700 472-6700 3322" svg:viewBox="0 0 6701 33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comotion"/>
      <draw:layer draw:name="LocomotionLabels"/>
      <draw:layer draw:name="Psychology"/>
      <draw:layer draw:name="PsychologyCentered"/>
      <draw:layer draw:name="PsychologyLabels"/>
      <draw:layer draw:name="Arrow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6T15:27:23.032867104</meta:creation-date>
    <dc:date>2020-03-19T11:27:32.359107550</dc:date>
    <dc:creator>Benedikt Kleinmeier</dc:creator>
    <meta:editing-duration>PT5H14M</meta:editing-duration>
    <meta:editing-cycles>15</meta:editing-cycles>
    <meta:generator>LibreOffice/6.0.7.3$Linux_X86_64 LibreOffice_project/00m0$Build-3</meta:generator>
    <meta:document-statistic meta:object-count="16"/>
  </office:meta>
</office:document-meta>
</file>